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7.3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4" style:family="graphic" style:parent-style-name="standard">
      <style:graphic-properties svg:stroke-color="#808080" draw:fill="solid" draw:fill-color="#999999" draw:textarea-horizontal-align="justify" draw:textarea-vertical-align="middle" draw:auto-grow-height="false" fo:min-height="1.95cm" fo:min-width="5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1.4cm" svg:x="1cm" svg:y="1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7.6cm" svg:x="1cm" svg:y="3.6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7.6cm" svg:x="1cm" svg:y="12.6cm">
          <text:p text:style-name="P1">Textos y Actor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1.3cm" svg:x="6.4cm" svg:y="18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.3cm" svg:height="1.3cm" svg:x="8.3cm" svg:y="18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.3cm" svg:height="1.3cm" svg:x="10.2cm" svg:y="18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.3cm" svg:height="1.3cm" svg:x="12.2cm" svg:y="18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19cm" svg:height="7.6cm" svg:x="1cm" svg:y="21.1cm">
          <text:p text:style-name="P1">Videos Relacionado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2.2cm" svg:x="7.3cm" svg:y="2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2cm" svg:height="2.2cm" svg:x="7.3cm" svg:y="26.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1:52:07.390065133</meta:creation-date>
    <dc:date>2020-07-11T11:55:57.947821291</dc:date>
    <meta:editing-duration>PT3M51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